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language="en" fo:country="US" officeooo:paragraph-rsid="001a52fe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 officeooo:rsid="001a52fe" officeooo:paragraph-rsid="001a52fe"/>
    </style:style>
    <style:style style:name="P3" style:family="paragraph" style:parent-style-name="Standard">
      <style:paragraph-properties fo:text-align="start" style:justify-single-word="false" style:writing-mode="lr-tb"/>
      <style:text-properties fo:language="en" fo:country="US" officeooo:rsid="001a52fe" officeooo:paragraph-rsid="002d0f86"/>
    </style:style>
    <style:style style:name="P4" style:family="paragraph" style:parent-style-name="Standard">
      <style:paragraph-properties fo:text-align="start" style:justify-single-word="false" style:writing-mode="lr-tb"/>
      <style:text-properties fo:language="en" fo:country="US" officeooo:rsid="001d04a8" officeooo:paragraph-rsid="001d04a8"/>
    </style:style>
    <style:style style:name="P5" style:family="paragraph" style:parent-style-name="Standard">
      <style:paragraph-properties fo:text-align="start" style:justify-single-word="false" style:writing-mode="lr-tb"/>
      <style:text-properties fo:language="en" fo:country="US" officeooo:rsid="001f5234" officeooo:paragraph-rsid="001f5234"/>
    </style:style>
    <style:style style:name="P6" style:family="paragraph" style:parent-style-name="Standard">
      <style:paragraph-properties fo:text-align="start" style:justify-single-word="false" style:writing-mode="lr-tb"/>
      <style:text-properties fo:language="en" fo:country="US" officeooo:rsid="001f686d" officeooo:paragraph-rsid="001f686d"/>
    </style:style>
    <style:style style:name="P7" style:family="paragraph" style:parent-style-name="Standard">
      <style:paragraph-properties fo:text-align="start" style:justify-single-word="false" style:writing-mode="lr-tb"/>
      <style:text-properties fo:language="en" fo:country="US" officeooo:rsid="00204024" officeooo:paragraph-rsid="00204024"/>
    </style:style>
    <style:style style:name="P8" style:family="paragraph" style:parent-style-name="Standard">
      <style:paragraph-properties fo:text-align="start" style:justify-single-word="false" style:writing-mode="lr-tb"/>
      <style:text-properties fo:language="en" fo:country="US" officeooo:rsid="00204024" officeooo:paragraph-rsid="0023ae4c"/>
    </style:style>
    <style:style style:name="P9" style:family="paragraph" style:parent-style-name="Standard">
      <style:paragraph-properties fo:text-align="start" style:justify-single-word="false" style:writing-mode="lr-tb"/>
      <style:text-properties fo:language="en" fo:country="US" officeooo:rsid="0024feb9" officeooo:paragraph-rsid="0024feb9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n" fo:country="US" officeooo:rsid="0024feb9" officeooo:paragraph-rsid="0025bb1b"/>
    </style:style>
    <style:style style:name="P11" style:family="paragraph" style:parent-style-name="Standard">
      <style:paragraph-properties fo:text-align="start" style:justify-single-word="false" style:writing-mode="lr-tb"/>
      <style:text-properties fo:language="en" fo:country="US" officeooo:rsid="00295ace" officeooo:paragraph-rsid="00295ace"/>
    </style:style>
    <style:style style:name="P12" style:family="paragraph" style:parent-style-name="Standard">
      <style:paragraph-properties fo:text-align="start" style:justify-single-word="false" style:writing-mode="lr-tb"/>
      <style:text-properties fo:language="en" fo:country="US" officeooo:rsid="002aa937" officeooo:paragraph-rsid="002aa937"/>
    </style:style>
    <style:style style:name="P13" style:family="paragraph" style:parent-style-name="Standard">
      <style:paragraph-properties fo:text-align="start" style:justify-single-word="false" style:writing-mode="lr-tb"/>
      <style:text-properties fo:language="en" fo:country="US" officeooo:rsid="002ba805" officeooo:paragraph-rsid="002ba805"/>
    </style:style>
    <style:style style:name="P14" style:family="paragraph" style:parent-style-name="Standard">
      <style:paragraph-properties fo:text-align="start" style:justify-single-word="false" style:writing-mode="lr-tb"/>
      <style:text-properties fo:language="en" fo:country="US" officeooo:rsid="002f7d4d" officeooo:paragraph-rsid="002f7d4d"/>
    </style:style>
    <style:style style:name="P15" style:family="paragraph" style:parent-style-name="Standard">
      <style:paragraph-properties fo:text-align="start" style:justify-single-word="false" style:writing-mode="lr-tb"/>
      <style:text-properties fo:language="en" fo:country="US" officeooo:rsid="003091be" officeooo:paragraph-rsid="003091be"/>
    </style:style>
    <style:style style:name="P16" style:family="paragraph" style:parent-style-name="Standard">
      <style:paragraph-properties fo:text-align="start" style:justify-single-word="false" style:writing-mode="lr-tb"/>
      <style:text-properties fo:language="en" fo:country="US" officeooo:rsid="00310789" officeooo:paragraph-rsid="00310789"/>
    </style:style>
    <style:style style:name="P17" style:family="paragraph" style:parent-style-name="Standard">
      <style:paragraph-properties fo:text-align="start" style:justify-single-word="false" style:writing-mode="lr-tb"/>
      <style:text-properties fo:language="en" fo:country="US" officeooo:rsid="0032e8ed" officeooo:paragraph-rsid="0032e8ed"/>
    </style:style>
    <style:style style:name="P18" style:family="paragraph" style:parent-style-name="Standard">
      <style:paragraph-properties fo:text-align="start" style:justify-single-word="false" style:writing-mode="lr-tb"/>
      <style:text-properties fo:language="en" fo:country="US" officeooo:rsid="00347524" officeooo:paragraph-rsid="0037e940"/>
    </style:style>
    <style:style style:name="P19" style:family="paragraph" style:parent-style-name="Standard">
      <style:paragraph-properties fo:text-align="start" style:justify-single-word="false" style:writing-mode="lr-tb"/>
      <style:text-properties fo:language="en" fo:country="US" officeooo:rsid="00357c82" officeooo:paragraph-rsid="00357c82"/>
    </style:style>
    <style:style style:name="P20" style:family="paragraph" style:parent-style-name="Standard">
      <style:paragraph-properties fo:text-align="start" style:justify-single-word="false" style:writing-mode="lr-tb"/>
      <style:text-properties fo:language="en" fo:country="US" officeooo:rsid="0038cfa8" officeooo:paragraph-rsid="0038cfa8"/>
    </style:style>
    <style:style style:name="P21" style:family="paragraph" style:parent-style-name="Standard">
      <style:paragraph-properties fo:text-align="start" style:justify-single-word="false" style:writing-mode="lr-tb"/>
      <style:text-properties fo:language="en" fo:country="US" officeooo:rsid="0040fcb3" officeooo:paragraph-rsid="0040fcb3"/>
    </style:style>
    <style:style style:name="P22" style:family="paragraph" style:parent-style-name="Standard">
      <style:paragraph-properties fo:text-align="start" style:justify-single-word="false" style:writing-mode="lr-tb"/>
      <style:text-properties fo:language="en" fo:country="US" officeooo:rsid="00416fd8" officeooo:paragraph-rsid="00416fd8"/>
    </style:style>
    <style:style style:name="P23" style:family="paragraph" style:parent-style-name="Standard">
      <style:paragraph-properties fo:text-align="start" style:justify-single-word="false" style:writing-mode="lr-tb"/>
      <style:text-properties fo:language="en" fo:country="US" officeooo:rsid="004333fb" officeooo:paragraph-rsid="004333fb"/>
    </style:style>
    <style:style style:name="P24" style:family="paragraph" style:parent-style-name="Standard">
      <style:paragraph-properties fo:text-align="start" style:justify-single-word="false" style:writing-mode="lr-tb"/>
      <style:text-properties fo:language="en" fo:country="US" officeooo:rsid="00458564" officeooo:paragraph-rsid="00458564"/>
    </style:style>
    <style:style style:name="P25" style:family="paragraph" style:parent-style-name="Standard">
      <style:paragraph-properties fo:text-align="start" style:justify-single-word="false" style:writing-mode="lr-tb"/>
      <style:text-properties fo:language="en" fo:country="US" officeooo:rsid="00458564" officeooo:paragraph-rsid="00458564"/>
    </style:style>
    <style:style style:name="P26" style:family="paragraph" style:parent-style-name="Standard">
      <style:paragraph-properties fo:text-align="start" style:justify-single-word="false" style:writing-mode="lr-tb"/>
      <style:text-properties fo:language="en" fo:country="US" officeooo:rsid="004c2e26" officeooo:paragraph-rsid="004c2e26"/>
    </style:style>
    <style:style style:name="P27" style:family="paragraph" style:parent-style-name="Standard">
      <style:paragraph-properties fo:text-align="start" style:justify-single-word="false" style:writing-mode="lr-tb"/>
      <style:text-properties fo:language="en" fo:country="US" officeooo:rsid="0056d3df" officeooo:paragraph-rsid="0056d3df"/>
    </style:style>
    <style:style style:name="P28" style:family="paragraph" style:parent-style-name="Standard">
      <style:paragraph-properties fo:text-align="start" style:justify-single-word="false" style:writing-mode="lr-tb"/>
      <style:text-properties fo:language="en" fo:country="US" officeooo:rsid="004f3adb" officeooo:paragraph-rsid="004f3adb"/>
    </style:style>
    <style:style style:name="P29" style:family="paragraph" style:parent-style-name="Standard">
      <style:paragraph-properties fo:text-align="start" style:justify-single-word="false" style:writing-mode="lr-tb"/>
      <style:text-properties fo:language="en" fo:country="US" officeooo:rsid="00573fe5" officeooo:paragraph-rsid="00573fe5"/>
    </style:style>
    <style:style style:name="P30" style:family="paragraph" style:parent-style-name="Standard">
      <style:paragraph-properties fo:text-align="start" style:justify-single-word="false" style:writing-mode="lr-tb"/>
      <style:text-properties fo:language="en" fo:country="US" officeooo:rsid="00585e51" officeooo:paragraph-rsid="00585e51"/>
    </style:style>
    <style:style style:name="T1" style:family="text">
      <style:text-properties officeooo:rsid="001c2b6c"/>
    </style:style>
    <style:style style:name="T2" style:family="text">
      <style:text-properties officeooo:rsid="001caeff"/>
    </style:style>
    <style:style style:name="T3" style:family="text">
      <style:text-properties officeooo:rsid="001e2070"/>
    </style:style>
    <style:style style:name="T4" style:family="text">
      <style:text-properties officeooo:rsid="001e8335"/>
    </style:style>
    <style:style style:name="T5" style:family="text">
      <style:text-properties officeooo:rsid="0022025c"/>
    </style:style>
    <style:style style:name="T6" style:family="text">
      <style:text-properties officeooo:rsid="0023ae4c"/>
    </style:style>
    <style:style style:name="T7" style:family="text">
      <style:text-properties officeooo:rsid="0025bb1b"/>
    </style:style>
    <style:style style:name="T8" style:family="text">
      <style:text-properties officeooo:rsid="0025c61e"/>
    </style:style>
    <style:style style:name="T9" style:family="text">
      <style:text-properties officeooo:rsid="002ba9a6"/>
    </style:style>
    <style:style style:name="T10" style:family="text">
      <style:text-properties officeooo:rsid="002d0f86"/>
    </style:style>
    <style:style style:name="T11" style:family="text">
      <style:text-properties officeooo:rsid="002e4d21"/>
    </style:style>
    <style:style style:name="T12" style:family="text">
      <style:text-properties officeooo:rsid="003293f4"/>
    </style:style>
    <style:style style:name="T13" style:family="text">
      <style:text-properties officeooo:rsid="0039f045"/>
    </style:style>
    <style:style style:name="T14" style:family="text">
      <style:text-properties officeooo:rsid="003b5940"/>
    </style:style>
    <style:style style:name="T15" style:family="text">
      <style:text-properties officeooo:rsid="003e1930"/>
    </style:style>
    <style:style style:name="T16" style:family="text">
      <style:text-properties officeooo:rsid="004001c8"/>
    </style:style>
    <style:style style:name="T17" style:family="text">
      <style:text-properties officeooo:rsid="00415eb5"/>
    </style:style>
    <style:style style:name="T18" style:family="text">
      <style:text-properties officeooo:rsid="00484f2f"/>
    </style:style>
    <style:style style:name="T19" style:family="text">
      <style:text-properties officeooo:rsid="004ae919"/>
    </style:style>
    <style:style style:name="T20" style:family="text">
      <style:text-properties officeooo:rsid="004d7c6e"/>
    </style:style>
    <style:style style:name="T21" style:family="text">
      <style:text-properties officeooo:rsid="0051f725"/>
    </style:style>
    <style:style style:name="T22" style:family="text">
      <style:text-properties officeooo:rsid="0054c6ea"/>
    </style:style>
    <style:style style:name="T23" style:family="text">
      <style:text-properties officeooo:rsid="0055c508"/>
    </style:style>
    <style:style style:name="T24" style:family="text">
      <style:text-properties officeooo:rsid="0055ddcc"/>
    </style:style>
    <style:style style:name="T25" style:family="text">
      <style:text-properties officeooo:rsid="0056d3df"/>
    </style:style>
    <style:style style:name="T26" style:family="text">
      <style:text-properties officeooo:rsid="0056f13e"/>
    </style:style>
    <style:style style:name="T27" style:family="text">
      <style:text-properties officeooo:rsid="0058e61c"/>
    </style:style>
    <style:style style:name="T28" style:family="text">
      <style:text-properties officeooo:rsid="00598d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PACKAGE MANAGEMENT WITH </text:span>APT OR DNF: same command except upgrade</text:p>
      <text:p text:style-name="P1">$ apt upgrade<text:tab/><text:tab/><text:tab/>#&gt; update the software</text:p>
      <text:p text:style-name="P1">$ apt dist-upgrade <text:s/><text:tab/><text:tab/>#&gt; update the distribution</text:p>
      <text:p text:style-name="P1">$ apt full-upgrade<text:tab/><text:tab/>#&gt; update everything: the soft and the dist.</text:p>
      <text:p text:style-name="P1">$ apt search package1<text:tab/><text:tab/>#&gt; search for this package</text:p>
      <text:p text:style-name="P1">$ apt list package1 <text:tab/><text:tab/>#&gt; lists if the package is in the database</text:p>
      <text:p text:style-name="P2">$ apt remove package1<text:tab/>#&gt; remove package with unused dependencies by others</text:p>
      <text:p text:style-name="P2">$ apt autoclean &amp;&amp; sudo apt autoremove <text:tab/>#&gt; remove all unused packages at once </text:p>
      <text:p text:style-name="P2"/>
      <text:p text:style-name="P2"><text:tab/><text:span text:style-name="T2">ARCHIVES </text:span><text:span text:style-name="T4">AND INSTALL FROM SOURCE</text:span></text:p>
      <text:p text:style-name="P4">$ apt install make gcc gzip<text:tab/>#&gt; install the required softwares</text:p>
      <text:p text:style-name="P4"/>
      <text:p text:style-name="P4"/>
      <text:p text:style-name="P4"><text:tab/><text:span text:style-name="T3">LINUX FILE SYSTEM</text:span></text:p>
      <text:p text:style-name="P5">$ pwd<text:tab/><text:tab/><text:tab/><text:tab/>#&gt; print working directory</text:p>
      <text:p text:style-name="P6">$ cd ~<text:tab/><text:tab/><text:tab/><text:tab/>#&gt; Go to home directory</text:p>
      <text:p text:style-name="P7">.<text:tab/><text:tab/><text:tab/><text:tab/>#&gt; the current directory <text:span text:style-name="T6">(ex: cd .)</text:span></text:p>
      <text:p text:style-name="P8">..<text:tab/><text:tab/><text:tab/><text:tab/>#&gt; the <text:span text:style-name="T5">parrent </text:span>directory <text:span text:style-name="T6">(ex: ls ..)</text:span></text:p>
      <text:p text:style-name="P9">$ mkdir Mydirectory<text:tab/><text:tab/>#&gt; Create a directory</text:p>
      <text:p text:style-name="P10">$ <text:span text:style-name="T7">rm</text:span>dir Mydirectory<text:tab/><text:tab/>#&gt; <text:span text:style-name="T8">Delete the</text:span> directory</text:p>
      <text:p text:style-name="P11">$ touch file.txt<text:tab/><text:tab/><text:tab/>#&gt; Create empty file</text:p>
      <text:p text:style-name="P11">$ more file.txt<text:tab/><text:tab/><text:tab/>#&gt; Prints by page after page</text:p>
      <text:p text:style-name="P11">$ less file.txt<text:tab/><text:tab/><text:tab/>#&gt; Prints by page after page with scroll up or down</text:p>
      <text:p text:style-name="P12">$ ls -lh<text:tab/><text:tab/><text:tab/><text:tab/>#&gt; Long List with human readable</text:p>
      <text:p text:style-name="P13">$ stat file_or_directory<text:tab/>#&gt; List <text:span text:style-name="T9">the details</text:span></text:p>
      <text:p text:style-name="P3">$ cp file1 file2<text:tab/><text:tab/><text:tab/>#&gt; copy the file1 to another new file2</text:p>
      <text:p text:style-name="P3">$ rm file1<text:tab/><text:tab/><text:tab/>#&gt; remove file1</text:p>
      <text:p text:style-name="P3">$ <text:span text:style-name="T10">mv</text:span> file1 file2<text:tab/><text:tab/>#&gt; <text:span text:style-name="T10">Rename </text:span>the file1 to file2</text:p>
      <text:p text:style-name="P3"/>
      <text:p text:style-name="P3"><text:tab/><text:span text:style-name="T11">LINKS</text:span></text:p>
      <text:p text:style-name="P14">Hard link : Occupies only one size</text:p>
      <text:p text:style-name="P14">Symbolic link : </text:p>
      <text:p text:style-name="P2"/>
      <text:p text:style-name="P2"/>
      <text:p text:style-name="P2">$ whoami<text:tab/><text:tab/><text:tab/>#&gt; to know the logged user</text:p>
      <text:p text:style-name="P2">$ which “command<text:tab/><text:tab/>#&gt; find the location of a command (e.g. which ls)</text:p>
      <text:p text:style-name="P2">$ cat file1<text:tab/><text:tab/><text:tab/>#&gt; display the inside of file1</text:p>
      <text:p text:style-name="P2"/>
      <text:p text:style-name="P2">$ cat /etc/passwd <text:tab/><text:tab/>#&gt; display all the users</text:p>
      <text:p text:style-name="P2">$ cat /etc/shadow<text:tab/><text:tab/>#&gt; display all the users’ passwords if x (in /etc/passwd)</text:p>
      <text:p text:style-name="P2"/>
      <text:p text:style-name="P2"/>
      <text:p text:style-name="P15"/>
      <text:p text:style-name="P15"><text:tab/>LOCALIZING LINUX – <text:span text:style-name="T18">LANGUAGE &amp; TIME</text:span></text:p>
      <text:p text:style-name="P16">$ localectl<text:tab/><text:tab/><text:tab/><text:tab/><text:tab/><text:tab/>#&gt; display the <text:span text:style-name="T13">system </text:span>lang<text:span text:style-name="T12">u</text:span>age </text:p>
      <text:p text:style-name="P17">$ locale currency_symbol<text:tab/><text:tab/><text:tab/><text:tab/>#&gt; display the currency symbol (ex: US=$)</text:p>
      <text:p text:style-name="P18">$ locale -a <text:tab/><text:tab/><text:tab/><text:tab/><text:tab/><text:tab/>#&gt; List all locale languages </text:p>
      <text:p text:style-name="P19">$ localectl list-locales<text:tab/><text:tab/><text:tab/><text:tab/><text:tab/>#&gt; Same as “locale -a” </text:p>
      <text:p text:style-name="P20">$ localectl set-locale LANG=fr_FR.utf8<text:tab/><text:tab/>#&gt; Modify the system language <text:span text:style-name="T16">and the currency </text:span>into french, <text:span text:style-name="T15">need</text:span><text:span text:style-name="T14"> </text:span><text:span text:style-name="T15">to </text:span><text:span text:style-name="T14">reboot to take effect</text:span></text:p>
      <text:p text:style-name="P20"/>
      <text:p text:style-name="P21">$ date<text:tab/><text:tab/><text:tab/><text:tab/><text:tab/><text:tab/><text:tab/>#&gt; display the system date <text:span text:style-name="T17">and time</text:span></text:p>
      <text:p text:style-name="P21"><text:soft-page-break/>$ timedatectl<text:tab/><text:tab/><text:tab/><text:tab/><text:tab/><text:tab/>#&gt; View the time and date details</text:p>
      <text:p text:style-name="P22">$ timedatectl list-timezones<text:tab/><text:tab/><text:tab/><text:tab/>#&gt; List all time zones</text:p>
      <text:p text:style-name="P23">$ timedatectl set-timezone Europe/Paris<text:tab/><text:tab/>#&gt; Set time zone to Europe/Paris as in list above</text:p>
      <text:p text:style-name="P23">America_Los Angeles</text:p>
      <text:p text:style-name="P24">$ timedatectl timesync-status<text:tab/><text:tab/><text:tab/><text:tab/>#&gt; Display the time server</text:p>
      <text:p text:style-name="P24">$ timedatectl show-timesync –all<text:tab/><text:tab/><text:tab/>#&gt; Display all the time server details</text:p>
      <text:p text:style-name="P24"/>
      <text:p text:style-name="P24"/>
      <text:p text:style-name="P24"><text:tab/><text:span text:style-name="T19">LINUX STORAGE</text:span></text:p>
      <text:p text:style-name="P26">$ lsblk<text:tab/><text:tab/><text:tab/><text:tab/><text:tab/><text:tab/># list block <text:span text:style-name="T20">devices (</text:span><text:span text:style-name="T21">total disk and </text:span><text:span text:style-name="T24">cd </text:span><text:span text:style-name="T21">rom</text:span><text:span text:style-name="T20">)</text:span></text:p>
      <text:p text:style-name="P26"><text:span text:style-name="T25">#</text:span><text:span text:style-name="T22"> </text:span>lsblk -o name,mountpoint,size,uuid<text:tab/><text:span text:style-name="T23"># list the name, mountpoint,size, and universal ID</text:span></text:p>
      <text:p text:style-name="P27"># <text:span text:style-name="T26">e2label /dev/sda1 label1<text:tab/><text:tab/><text:tab/># Set the label of sda1 as label1</text:span></text:p>
      <text:p text:style-name="P28">$ cat /etc/fstab<text:tab/><text:tab/><text:tab/><text:tab/><text:tab/># see the file system table</text:p>
      <text:p text:style-name="P28"/>
      <text:p text:style-name="P29">BACKUPS</text:p>
      <text:p text:style-name="P29">RAID 1 – Mirroring</text:p>
      <text:p text:style-name="P29">- Any written data to Disk 1 is mirrored over to Disk 2</text:p>
      <text:p text:style-name="P29">- If loosing Disk 1, everything is in Disk 2</text:p>
      <text:p text:style-name="P29"/>
      <text:p text:style-name="P30">RAID 0 – Striping</text:p>
      <text:p text:style-name="P30">- <text:span text:style-name="T27">Break the data and spread in over Disk 1 and 2</text:span></text:p>
      <text:p text:style-name="P30">- <text:span text:style-name="T27">If loosing Disk 1 or 2, </text:span><text:span text:style-name="T28">will </text:span><text:span text:style-name="T27">loose the data</text:span>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3:55:27.421160731</meta:creation-date>
    <dc:date>2023-08-29T22:31:17.099418205</dc:date>
    <meta:editing-duration>PT4H47M41S</meta:editing-duration>
    <meta:editing-cycles>69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500" meta:character-count="2801" meta:non-whitespace-character-count="2249"/>
  </office:meta>
</office:document-meta>
</file>